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59415FB3E7800586.png" manifest:media-type="image/png"/>
  <manifest:file-entry manifest:full-path="Pictures/10000000000001F40000012C42E7A58655CFAE29.png" manifest:media-type="image/png"/>
  <manifest:file-entry manifest:full-path="Pictures/10000000000001F40000012CE27317CEF57002B3.png" manifest:media-type="image/png"/>
  <manifest:file-entry manifest:full-path="Pictures/10000000000001F40000012CB816077CEC8E1E72.png" manifest:media-type="image/png"/>
  <manifest:file-entry manifest:full-path="Pictures/10000000000001F40000012C945585B6A5AEEC9E.png" manifest:media-type="image/png"/>
  <manifest:file-entry manifest:full-path="Pictures/10000000000001F40000012C75633A741D0CA385.png" manifest:media-type="image/png"/>
  <manifest:file-entry manifest:full-path="Pictures/10000000000001F40000012CC3914014962FFB7E.png" manifest:media-type="image/png"/>
  <manifest:file-entry manifest:full-path="Pictures/10000000000001F40000012C199FF602DA1DC620.png" manifest:media-type="image/png"/>
  <manifest:file-entry manifest:full-path="Pictures/10000000000001F40000012C9B8AE40CA5543F93.png" manifest:media-type="image/png"/>
  <manifest:file-entry manifest:full-path="Pictures/10000000000001F40000012C9A52C2269329CCBC.png" manifest:media-type="image/png"/>
  <manifest:file-entry manifest:full-path="Pictures/10000000000002580000012CCD90FAA15E0D026F.png" manifest:media-type="image/png"/>
  <manifest:file-entry manifest:full-path="Pictures/10000000000002580000012C9B6119696830F63E.png" manifest:media-type="image/png"/>
  <manifest:file-entry manifest:full-path="Pictures/10000000000001F40000012C6F6A5A3213724EB7.png" manifest:media-type="image/png"/>
  <manifest:file-entry manifest:full-path="Pictures/10000000000002580000012C4DA3ECAA52F9F24C.png" manifest:media-type="image/png"/>
  <manifest:file-entry manifest:full-path="Pictures/10000000000001F40000012CE35062F653F7FFBA.png" manifest:media-type="image/png"/>
  <manifest:file-entry manifest:full-path="Pictures/10000000000001F40000012C7D35255D18A88927.png" manifest:media-type="image/png"/>
  <manifest:file-entry manifest:full-path="Pictures/1000000000000258000001900DE4F3EDB28D1C87.png" manifest:media-type="image/png"/>
  <manifest:file-entry manifest:full-path="Pictures/10000000000001F40000012C8EDDD698D2947EBD.png" manifest:media-type="image/png"/>
  <manifest:file-entry manifest:full-path="Pictures/10000000000001F40000012CCC5A0BC25EC2E2FA.png" manifest:media-type="image/png"/>
  <manifest:file-entry manifest:full-path="Pictures/10000000000001F40000012C214CE1B367B7753D.png" manifest:media-type="image/png"/>
  <manifest:file-entry manifest:full-path="Pictures/10000000000001F40000012C4288D851CA402EE7.png" manifest:media-type="image/png"/>
  <manifest:file-entry manifest:full-path="Pictures/10000000000001F40000012C288C6858D3CAA537.png" manifest:media-type="image/png"/>
  <manifest:file-entry manifest:full-path="Pictures/10000000000002580000012C19C85E7826DC0607.png" manifest:media-type="image/png"/>
  <manifest:file-entry manifest:full-path="Pictures/10000000000001F40000012C703A530057DD0D89.png" manifest:media-type="image/png"/>
  <manifest:file-entry manifest:full-path="Pictures/10000000000001F40000012CFA8C0BD743710B58.png" manifest:media-type="image/png"/>
  <manifest:file-entry manifest:full-path="Pictures/10000000000001F40000012C26648424DB44603E.png" manifest:media-type="image/png"/>
  <manifest:file-entry manifest:full-path="Pictures/10000000000001F40000012CE69432FE1E80CE91.png" manifest:media-type="image/png"/>
  <manifest:file-entry manifest:full-path="Pictures/10000000000001F40000012C22D93A91809CF9E4.png" manifest:media-type="image/png"/>
  <manifest:file-entry manifest:full-path="Pictures/10000000000001F40000012CE29C74B5B23FEA92.png" manifest:media-type="image/png"/>
  <manifest:file-entry manifest:full-path="Pictures/10000000000001F40000012CB2FE6FEDEBCBE0C7.png" manifest:media-type="image/png"/>
  <manifest:file-entry manifest:full-path="Pictures/10000000000001F40000012C8BF87ED2DAB1735E.png" manifest:media-type="image/png"/>
  <manifest:file-entry manifest:full-path="Pictures/10000000000002580000012C73209730F41ADC5E.png" manifest:media-type="image/png"/>
  <manifest:file-entry manifest:full-path="Pictures/10000000000001F40000012C3E38D0AB429FBEE8.png" manifest:media-type="image/png"/>
  <manifest:file-entry manifest:full-path="Pictures/10000000000001F40000012C10FE99F83D37FE83.png" manifest:media-type="image/png"/>
  <manifest:file-entry manifest:full-path="Pictures/10000000000001F40000012CF5D479745BF68445.png" manifest:media-type="image/png"/>
  <manifest:file-entry manifest:full-path="Pictures/10000000000001F40000012C8ABE4306F25D3FFA.png" manifest:media-type="image/png"/>
  <manifest:file-entry manifest:full-path="Pictures/10000000000001F40000012C9022197C901C733A.png" manifest:media-type="image/png"/>
  <manifest:file-entry manifest:full-path="Pictures/10000000000001F40000012CD4680F88C84B9E5A.png" manifest:media-type="image/png"/>
  <manifest:file-entry manifest:full-path="Pictures/10000000000001F40000012CCDFAD1FB6D922E32.png" manifest:media-type="image/png"/>
  <manifest:file-entry manifest:full-path="Pictures/10000000000001F40000012C4A54468BC22A075C.png" manifest:media-type="image/png"/>
  <manifest:file-entry manifest:full-path="Pictures/10000000000001F40000012C645D65F7458E00B2.png" manifest:media-type="image/png"/>
  <manifest:file-entry manifest:full-path="Pictures/10000000000001F40000012C909499E4D2A943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000ff" draw:marker-start-width="0.518cm" draw:marker-end-width="0.518cm" draw:fill-color="#ffffff" draw:textarea-horizontal-align="justify" draw:textarea-vertical-align="middle" draw:auto-grow-height="false" fo:min-height="70.166cm" fo:min-width="1.438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ff" draw:marker-start-width="0.518cm" draw:marker-end-width="0.518cm" draw:fill-color="#0000ff" draw:textarea-horizontal-align="justify" draw:textarea-vertical-align="middle" draw:auto-grow-height="false" fo:min-height="22.906cm" fo:min-width="1.438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7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322cm" svg:height="16.185cm" svg:x="2.416cm" svg:y="-1.691cm">
          <draw:image xlink:href="Pictures/1000000000000258000001900DE4F3EDB28D1C87.png" xlink:type="simple" xlink:show="embed" xlink:actuate="onLoad" loext:mime-type="image/png">
            <text:p/>
          </draw:image>
        </draw:frame>
        <draw:frame draw:style-name="gr1" draw:text-style-name="P1" draw:layer="layout" svg:width="24.322cm" svg:height="12.118cm" svg:x="2.404cm" svg:y="11.626cm">
          <draw:image xlink:href="Pictures/10000000000002580000012C9B6119696830F63E.png" xlink:type="simple" xlink:show="embed" xlink:actuate="onLoad" loext:mime-type="image/png">
            <text:p/>
          </draw:image>
        </draw:frame>
        <draw:frame draw:style-name="gr1" draw:text-style-name="P1" draw:layer="layout" svg:width="24.322cm" svg:height="12.163cm" svg:x="2.424cm" svg:y="23.867cm">
          <draw:image xlink:href="Pictures/10000000000002580000012C73209730F41ADC5E.png" xlink:type="simple" xlink:show="embed" xlink:actuate="onLoad" loext:mime-type="image/png">
            <text:p/>
          </draw:image>
        </draw:frame>
        <draw:frame draw:style-name="gr1" draw:text-style-name="P1" draw:layer="layout" svg:width="24.322cm" svg:height="12.135cm" svg:x="2.44cm" svg:y="36.096cm">
          <draw:image xlink:href="Pictures/10000000000002580000012C4DA3ECAA52F9F24C.png" xlink:type="simple" xlink:show="embed" xlink:actuate="onLoad" loext:mime-type="image/png">
            <text:p/>
          </draw:image>
        </draw:frame>
        <draw:frame draw:style-name="gr1" draw:text-style-name="P1" draw:layer="layout" svg:width="24.322cm" svg:height="12.126cm" svg:x="2.378cm" svg:y="47.906cm">
          <draw:image xlink:href="Pictures/10000000000002580000012CCD90FAA15E0D026F.png" xlink:type="simple" xlink:show="embed" xlink:actuate="onLoad" loext:mime-type="image/png">
            <text:p/>
          </draw:image>
        </draw:frame>
        <draw:frame draw:style-name="gr1" draw:text-style-name="P1" draw:layer="layout" svg:width="24.322cm" svg:height="12.1cm" svg:x="2.404cm" svg:y="60.092cm">
          <draw:image xlink:href="Pictures/10000000000002580000012C19C85E7826DC0607.png" xlink:type="simple" xlink:show="embed" xlink:actuate="onLoad" loext:mime-type="image/png">
            <text:p/>
          </draw:image>
        </draw:frame>
        <draw:custom-shape draw:style-name="gr2" draw:text-style-name="P2" draw:layer="layout" svg:width="2.15cm" svg:height="70.628cm" svg:x="1.716cm" svg:y="2.5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66cm" svg:y1="2.58cm" svg:x2="4.662cm" svg:y2="2.58cm">
          <text:p/>
        </draw:line>
        <draw:line draw:style-name="gr3" draw:text-style-name="P1" draw:layer="layout" svg:x1="3.866cm" svg:y1="14.38cm" svg:x2="4.662cm" svg:y2="14.38cm">
          <text:p/>
        </draw:line>
        <draw:line draw:style-name="gr3" draw:text-style-name="P1" draw:layer="layout" svg:x1="3.866cm" svg:y1="14.38cm" svg:x2="4.662cm" svg:y2="14.38cm">
          <text:p/>
        </draw:line>
        <draw:line draw:style-name="gr3" draw:text-style-name="P1" draw:layer="layout" svg:x1="3.866cm" svg:y1="26.18cm" svg:x2="4.662cm" svg:y2="26.18cm">
          <text:p/>
        </draw:line>
        <draw:line draw:style-name="gr3" draw:text-style-name="P1" draw:layer="layout" svg:x1="3.866cm" svg:y1="26.18cm" svg:x2="4.662cm" svg:y2="26.18cm">
          <text:p/>
        </draw:line>
        <draw:line draw:style-name="gr3" draw:text-style-name="P1" draw:layer="layout" svg:x1="3.866cm" svg:y1="37.98cm" svg:x2="4.662cm" svg:y2="37.98cm">
          <text:p/>
        </draw:line>
        <draw:line draw:style-name="gr3" draw:text-style-name="P1" draw:layer="layout" svg:x1="3.866cm" svg:y1="37.98cm" svg:x2="4.662cm" svg:y2="37.98cm">
          <text:p/>
        </draw:line>
        <draw:line draw:style-name="gr3" draw:text-style-name="P1" draw:layer="layout" svg:x1="3.866cm" svg:y1="49.78cm" svg:x2="4.662cm" svg:y2="49.78cm">
          <text:p/>
        </draw:line>
        <draw:line draw:style-name="gr3" draw:text-style-name="P1" draw:layer="layout" svg:x1="3.866cm" svg:y1="49.78cm" svg:x2="4.662cm" svg:y2="49.78cm">
          <text:p/>
        </draw:line>
        <draw:line draw:style-name="gr3" draw:text-style-name="P1" draw:layer="layout" svg:x1="3.866cm" svg:y1="61.48cm" svg:x2="4.662cm" svg:y2="61.48cm">
          <text:p/>
        </draw:line>
        <draw:line draw:style-name="gr3" draw:text-style-name="P1" draw:layer="layout" svg:x1="3.866cm" svg:y1="61.48cm" svg:x2="4.662cm" svg:y2="61.48cm">
          <text:p/>
        </draw:line>
        <draw:line draw:style-name="gr3" draw:text-style-name="P1" draw:layer="layout" svg:x1="3.866cm" svg:y1="73.18cm" svg:x2="4.662cm" svg:y2="73.18cm">
          <text:p/>
        </draw:line>
        <draw:custom-shape draw:style-name="gr4" draw:text-style-name="P3" draw:layer="layout" svg:width="2.15cm" svg:height="23.368cm" svg:x="1.716cm" svg:y="49.8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86cm" svg:height="1.352cm" svg:x="4.626cm" svg:y="2.032cm">
          <draw:text-box>
            <text:p><text:span text:style-name="T1">ZT0</text:span></text:p>
          </draw:text-box>
        </draw:frame>
        <draw:frame draw:style-name="gr5" draw:text-style-name="P4" draw:layer="layout" svg:width="2.286cm" svg:height="1.352cm" svg:x="4.626cm" svg:y="13.732cm">
          <draw:text-box>
            <text:p><text:span text:style-name="T1">ZT4</text:span></text:p>
          </draw:text-box>
        </draw:frame>
        <draw:frame draw:style-name="gr5" draw:text-style-name="P4" draw:layer="layout" svg:width="2.286cm" svg:height="1.352cm" svg:x="4.626cm" svg:y="25.532cm">
          <draw:text-box>
            <text:p><text:span text:style-name="T1">ZT8</text:span></text:p>
          </draw:text-box>
        </draw:frame>
        <draw:frame draw:style-name="gr6" draw:text-style-name="P4" draw:layer="layout" svg:width="3.556cm" svg:height="2.453cm" svg:x="4.626cm" svg:y="37.332cm">
          <draw:text-box>
            <text:p><text:span text:style-name="T1">ZT12</text:span></text:p>
          </draw:text-box>
        </draw:frame>
        <draw:frame draw:style-name="gr6" draw:text-style-name="P4" draw:layer="layout" svg:width="3.556cm" svg:height="2.453cm" svg:x="4.626cm" svg:y="49.233cm">
          <draw:text-box>
            <text:p><text:span text:style-name="T1">ZT16</text:span></text:p>
          </draw:text-box>
        </draw:frame>
        <draw:frame draw:style-name="gr6" draw:text-style-name="P4" draw:layer="layout" svg:width="3.556cm" svg:height="2.453cm" svg:x="4.626cm" svg:y="61.234cm">
          <draw:text-box>
            <text:p><text:span text:style-name="T1">ZT20</text:span></text:p>
          </draw:text-box>
        </draw:frame>
        <draw:frame draw:style-name="gr1" draw:text-style-name="P1" draw:layer="layout" svg:width="11.43cm" svg:height="6.807cm" svg:x="22.046cm" svg:y="36.405cm">
          <draw:image xlink:href="Pictures/10000000000001F40000012C6F6A5A3213724EB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756cm" svg:x="22cm" svg:y="42.339cm">
          <draw:image xlink:href="Pictures/10000000000001F40000012C214CE1B367B7753D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2.582cm" svg:y="36.451cm">
          <draw:image xlink:href="Pictures/10000000000001F40000012C288C6858D3CAA53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512cm" svg:y="42.264cm">
          <draw:image xlink:href="Pictures/10000000000001F40000012C9022197C901C733A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782cm" svg:x="43.371cm" svg:y="36.291cm">
          <draw:image xlink:href="Pictures/10000000000001F40000012C9A52C2269329CCBC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782cm" svg:x="43.744cm" svg:y="42.207cm">
          <draw:image xlink:href="Pictures/10000000000001F40000012CB2FE6FEDEBCBE0C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21.96cm" svg:y="24.179cm">
          <draw:image xlink:href="Pictures/10000000000001F40000012C4288D851CA402EE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2.908cm" svg:y="24.079cm">
          <draw:image xlink:href="Pictures/10000000000001F40000012CFA8C0BD743710B58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412cm" svg:y="24.079cm">
          <draw:image xlink:href="Pictures/10000000000001F40000012C26648424DB44603E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046cm" svg:y="30.074cm">
          <draw:image xlink:href="Pictures/10000000000001F40000012CE29C74B5B23FEA9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3.39cm" svg:y="30.064cm">
          <draw:image xlink:href="Pictures/10000000000001F40000012C8BF87ED2DAB1735E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371cm" svg:y="30.074cm">
          <draw:image xlink:href="Pictures/10000000000001F40000012C3E38D0AB429FBEE8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098cm" svg:y="12.079cm">
          <draw:image xlink:href="Pictures/10000000000001F40000012C10FE99F83D37FE83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2.766cm" svg:y="12.09cm">
          <draw:image xlink:href="Pictures/10000000000001F40000012CD4680F88C84B9E5A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763cm" svg:y="12.078cm">
          <draw:image xlink:href="Pictures/10000000000001F40000012C4A54468BC22A075C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124cm" svg:y="17.932cm">
          <draw:image xlink:href="Pictures/10000000000001F40000012C703A530057DD0D89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82cm" svg:y="17.942cm">
          <draw:image xlink:href="Pictures/10000000000001F40000012C7D35255D18A8892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3.688cm" svg:y="17.931cm">
          <draw:image xlink:href="Pictures/10000000000001F40000012CCDFAD1FB6D922E3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21.817cm" svg:y="-0.107cm">
          <draw:image xlink:href="Pictures/10000000000001F40000012C909499E4D2A9433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2.598cm" svg:y="-0.055cm">
          <draw:image xlink:href="Pictures/10000000000001F40000012CE69432FE1E80CE91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398cm" svg:y="-0.055cm">
          <draw:image xlink:href="Pictures/10000000000001F40000012C8EDDD698D2947EBD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017cm" svg:y="5.791cm">
          <draw:image xlink:href="Pictures/10000000000001F40000012CF5D479745BF68445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589cm" svg:y="5.797cm">
          <draw:image xlink:href="Pictures/10000000000001F40000012C22D93A91809CF9E4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3.363cm" svg:y="5.791cm">
          <draw:image xlink:href="Pictures/10000000000001F40000012C9B8AE40CA5543F93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09cm" svg:y="60.744cm">
          <draw:image xlink:href="Pictures/10000000000001F40000012C199FF602DA1DC620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2.732cm" svg:y="60.77cm">
          <draw:image xlink:href="Pictures/10000000000001F40000012CCC5A0BC25EC2E2FA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623cm" svg:y="60.793cm">
          <draw:image xlink:href="Pictures/10000000000001F40000012CE35062F653F7FFBA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756cm" svg:x="22.09cm" svg:y="66.772cm">
          <draw:image xlink:href="Pictures/10000000000001F40000012CC3914014962FFB7E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778cm" svg:y="66.758cm">
          <draw:image xlink:href="Pictures/10000000000001F40000012C75633A741D0CA385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3.68cm" svg:y="66.732cm">
          <draw:image xlink:href="Pictures/10000000000001F40000012C8ABE4306F25D3FFA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21.957cm" svg:y="48.495cm">
          <draw:image xlink:href="Pictures/10000000000001F40000012C945585B6A5AEEC9E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596cm" svg:y="48.495cm">
          <draw:image xlink:href="Pictures/10000000000001F40000012CB816077CEC8E1E7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3.86cm" svg:y="48.495cm">
          <draw:image xlink:href="Pictures/10000000000001F40000012CE27317CEF57002B3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756cm" svg:x="21.957cm" svg:y="54.432cm">
          <draw:image xlink:href="Pictures/10000000000001F40000012C645D65F7458E00B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611cm" svg:y="54.422cm">
          <draw:image xlink:href="Pictures/10000000000001F40000012C42E7A58655CFAE29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3.733cm" svg:y="54.422cm">
          <draw:image xlink:href="Pictures/10000000000001F40000012C59415FB3E7800586.png" xlink:type="simple" xlink:show="embed" xlink:actuate="onLoad" loext:mime-type="image/png">
            <text:p/>
          </draw:image>
        </draw:frame>
        <draw:line draw:style-name="gr7" draw:text-style-name="P1" draw:layer="layout" svg:x1="4.572cm" svg:y1="12.192cm" svg:x2="54.793cm" svg:y2="12.078cm">
          <text:p/>
        </draw:line>
        <draw:line draw:style-name="gr7" draw:text-style-name="P1" draw:layer="layout" svg:x1="4.573cm" svg:y1="24.292cm" svg:x2="54.794cm" svg:y2="24.178cm">
          <text:p/>
        </draw:line>
        <draw:line draw:style-name="gr7" draw:text-style-name="P1" draw:layer="layout" svg:x1="4.574cm" svg:y1="36.492cm" svg:x2="54.795cm" svg:y2="36.378cm">
          <text:p/>
        </draw:line>
        <draw:line draw:style-name="gr7" draw:text-style-name="P1" draw:layer="layout" svg:x1="4.575cm" svg:y1="48.492cm" svg:x2="54.796cm" svg:y2="48.378cm">
          <text:p/>
        </draw:line>
        <draw:line draw:style-name="gr7" draw:text-style-name="P1" draw:layer="layout" svg:x1="4.576cm" svg:y1="60.692cm" svg:x2="54.797cm" svg:y2="60.578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07T10:11:30.884253097</dc:date>
    <meta:editing-duration>P10DT22H24M42S</meta:editing-duration>
    <meta:editing-cycles>69</meta:editing-cycles>
    <meta:generator>LibreOffice/6.4.7.2$Linux_X86_64 LibreOffice_project/40$Build-2</meta:generator>
    <meta:document-statistic meta:object-count="90"/>
  </office:meta>
</office:document-meta>
</file>